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  <style:text-properties fo:font-size="54pt" style:font-size-asian="54pt" style:font-size-complex="54pt"/>
    </style:style>
    <style:style style:name="P2" style:family="paragraph">
      <style:paragraph-properties fo:margin-left="0cm" fo:margin-right="0cm" fo:text-indent="0cm"/>
      <style:text-properties fo:color="#ffffff" fo:font-family="'Arial Black'" style:font-family-generic="swiss" style:font-pitch="variable" fo:font-size="54pt" fo:font-weight="bold" style:font-size-asian="54pt" style:font-size-complex="54pt"/>
    </style:style>
    <style:style style:name="P3" style:family="paragraph">
      <style:paragraph-properties fo:margin-left="0.6cm" fo:margin-right="0cm" fo:text-indent="0cm"/>
    </style:style>
    <style:style style:name="T1" style:family="text">
      <style:text-properties fo:color="#ffffff" fo:font-family="'Arial Black'" style:font-family-generic="swiss" style:font-pitch="variable" fo:font-size="54pt" fo:font-weight="bold" style:font-size-asian="54pt" style:font-size-complex="5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-0.002cm" presentation:class="title" presentation:user-transformed="true">
          <draw:text-box>
            <text:p text:style-name="P1"><text:span text:style-name="T1">Bądź pozdrowiony</text:span><text:span text:style-name="T1"><text:line-break/></text:span><text:span text:style-name="T1">gościu nasz</text:span><text:span text:style-name="T1"><text:line-break/></text:span><text:span text:style-name="T1">W radosne progi nasze wejdź</text:span><text:span text:style-name="T1"><text:line-break/></text:span><text:span text:style-name="T1">My zapalimy zamiast lamp</text:span><text:span text:style-name="T1"><text:line-break/></text:span><text:span text:style-name="T1">Szczęśliwe ognie naszych serc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Lucida Sans Unicode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0.2.2$Windows_x86 LibreOffice_project/4c82dcdd6efcd48b1d8bba66bfe1989deee49c3</meta:generator>
    <meta:creation-date>2006-05-19T16:42:10</meta:creation-date>
    <dc:creator>Ziomal Mistrz</dc:creator>
    <dc:date>2013-04-21T00:02:36.14</dc:date>
    <dc:language>pl-PL</dc:language>
    <meta:editing-cycles>10</meta:editing-cycles>
    <meta:editing-duration>PT3M28S</meta:editing-duration>
    <meta:document-statistic meta:object-count="24"/>
    <meta:user-defined meta:name="Info 1"/>
    <meta:user-defined meta:name="Info 2"/>
    <meta:user-defined meta:name="Info 3"/>
    <meta:user-defined meta:name="Info 4"/>
  </office:meta>
</office:document-meta>
</file>